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ligh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paragraph-rsid="00138be4"/>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08e4c" officeooo:paragraph-rsid="001289e9"/>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289e9" officeooo:paragraph-rsid="001289e9"/>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289e9" officeooo:paragraph-rsid="00138be4"/>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38be4" officeooo:paragraph-rsid="0016264b"/>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6264b" officeooo:paragraph-rsid="0016264b"/>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77953" officeooo:paragraph-rsid="00177953"/>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arial" fo:font-size="18pt" fo:letter-spacing="normal" fo:font-style="normal" fo:font-weight="normal" officeooo:rsid="00191508" officeooo:paragraph-rsid="00191508"/>
    </style:style>
    <style:style style:name="T1" style:family="text">
      <style:text-properties officeooo:rsid="00108e4c"/>
    </style:style>
    <style:style style:name="T2" style:family="text">
      <style:text-properties officeooo:rsid="0010c348"/>
    </style:style>
    <style:style style:name="T3" style:family="text">
      <style:text-properties officeooo:rsid="0013189e"/>
    </style:style>
    <style:style style:name="T4" style:family="text">
      <style:text-properties officeooo:rsid="00138be4"/>
    </style:style>
    <style:style style:name="T5" style:family="text">
      <style:text-properties officeooo:rsid="001583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 always think that books I read, the films I watch add meaning to my life. These are things that make me. Therefore I began to read carefull and watch. I usuall read instructive books. Especially, I love books written on subjects I haven’t thought about before. I wanted to share the books I like to read. Maybe, these books add something to your life.</text:p>
      <text:p text:style-name="P9">My book list here;</text:p>
      <text:p text:style-name="P9"/>
      <text:p text:style-name="P1"><text:span text:style-name="T1">1) </text:span>Sapiens: A Brief History of Humankind</text:p>
      <text:p text:style-name="P1"/>
      <text:p text:style-name="P3">I liked very much this book. The writer had told a wonderful history of humanity. <text:span text:style-name="T2">I admired it. This book should read again and again. I was impressed by every page. Because this book was telling things I never knew. This book has made me think over and over again. Especially, religion, gender, social gender inequality and empires sections were interesting. I was illumination. I'm thinking, Everybody must read this book. In particularly, people who love history. Bro, very well.</text:span></text:p>
      <text:p text:style-name="P3"/>
      <text:p text:style-name="P4">2) Elon Musk</text:p>
      <text:p text:style-name="P5">This book is telling Elon Musk's life. <text:span text:style-name="T3">Elon has ideas that I admire. Especialy, like solar power or outside world life. An he is working hard to realize these ideas. Before I read book, I had a lot of my bias about Elon. For instance; I was thinking he work for rich people. Because I wasn’t know him not much. But he was working to humanity future. When I think later, rich people had tried innovations first. For instance, like jeans or purple color. I has ideas like him. It is my first purpose to work for the benefit of humankind. But the book also had unnecessary details. I think biograhy books must tell details of that person himself. I you wonder Elon Musk, you can read this book.</text:span></text:p>
      <text:p text:style-name="P5"><text:soft-page-break/></text:p>
      <text:p text:style-name="P2"><text:span text:style-name="T4">3) </text:span>The Hitchhiker's Guide to the Galaxy</text:p>
      <text:p text:style-name="P6">I very often heard this book. Unfortunately I hadn't bought. <text:span text:style-name="T5">After, I read Elon Musk's biography book and Elon was referring this book. I wondered and bought. This book consist of five series. I read first 3 series. The storytelling of the author is very different. The imagination of the author is very interesting. My english is not enough to tell this book. However you like different things, you must read.</text:span></text:p>
      <text:p text:style-name="P6"/>
      <text:p text:style-name="P7">4) Outliers</text:p>
      <text:p text:style-name="P7"/>
      <text:p text:style-name="P8">This book is telling why some people are more success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ligh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8:37:22.906297397</meta:creation-date>
    <dc:date>2018-02-21T11:14:35.526070807</dc:date>
    <meta:editing-duration>PT11M28S</meta:editing-duration>
    <meta:editing-cycles>2</meta:editing-cycles>
    <meta:generator>LibreOffice/5.2.7.2$Linux_X86_64 LibreOffice_project/20m0$Build-2</meta:generator>
    <meta:document-statistic meta:table-count="0" meta:image-count="0" meta:object-count="0" meta:page-count="2" meta:paragraph-count="10" meta:word-count="378" meta:character-count="2114" meta:non-whitespace-character-count="1745"/>
  </office:meta>
</office:document-meta>
</file>